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Tahoma1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0pt" officeooo:paragraph-rsid="00502e1b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889cm"/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217cm"/>
          <style:tab-stop style:position="3.889cm"/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217cm"/>
          <style:tab-stop style:position="3.889cm"/>
          <style:tab-stop style:position="10.716cm"/>
        </style:tab-stops>
      </style:paragraph-properties>
      <style:text-properties style:font-name="Liberation Sans" fo:font-size="10pt" officeooo:paragraph-rsid="00481039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officeooo:paragraph-rsid="00526905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officeooo:rsid="004dfa81" officeooo:paragraph-rsid="004dfa81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fo:font-weight="normal" officeooo:paragraph-rsid="0052690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1pt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1pt" officeooo:paragraph-rsid="0027d307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3.889cm"/>
          <style:tab-stop style:position="10.716cm"/>
        </style:tab-stops>
      </style:paragraph-properties>
      <style:text-properties style:font-name="Liberation Sans" fo:font-size="11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9.869cm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81039"/>
    </style:style>
    <style:style style:name="T4" style:family="text">
      <style:text-properties officeooo:rsid="00486a9e"/>
    </style:style>
    <style:style style:name="T5" style:family="text">
      <style:text-properties officeooo:rsid="0051beb8"/>
    </style:style>
    <style:style style:name="T6" style:family="text">
      <style:text-properties officeooo:rsid="008c0b23"/>
    </style:style>
    <style:style style:name="T7" style:family="text">
      <style:text-properties officeooo:rsid="0053a827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4dfa81"/>
    </style:style>
    <style:style style:name="T10" style:family="text">
      <style:text-properties officeooo:rsid="0057015e"/>
    </style:style>
    <style:style style:name="T11" style:family="text">
      <style:text-properties officeooo:rsid="005fe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  <text:user-field-decl office:value-type="string" office:string-value="&lt;o.id&gt;" text:name="o.text"/>
      </text:user-field-decls>
      <text:p text:style-name="P2"/>
      <text:p text:style-name="P4"><text:tab/><text:a xlink:type="simple" xlink:href="relatorio://o.text" text:style-name="Internet_20_link" text:visited-style-name="Visited_20_Internet_20_Link"><text:span text:style-name="T11">o.text</text:span></text:a><text:span text:style-name="T10"> </text:span><text:span text:style-name="T10"><text:placeholder text:placeholder-type="text">&lt;o.id&gt;</text:placeholder></text:span></text:p>
      <text:p text:style-name="P4"/>
      <text:p text:style-name="P3"><text:tab/><text:span text:style-name="T7">Schleipfihof</text:span></text:p>
      <text:p text:style-name="P3"><text:tab/><text:span text:style-name="T7">4655 Stüsslingen</text:span></text:p>
      <text:p text:style-name="P14"/>
      <text:p text:style-name="P13"/>
      <text:p text:style-name="P13"/>
      <text:p text:style-name="P13"/>
      <text:p text:style-name="P16">Akontorechnung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2-16T13:24:27.12</meta:creation-date>
    <dc:date>2023-03-19T15:32:28.872623166</dc:date>
    <meta:editing-duration>PT7H15M20S</meta:editing-duration>
    <meta:editing-cycles>118</meta:editing-cycles>
    <meta:generator>LibreOffice/7.0.4.2$Linux_X86_64 LibreOffice_project/00$Build-2</meta:generator>
    <meta:document-statistic meta:table-count="0" meta:image-count="0" meta:object-count="0" meta:page-count="1" meta:paragraph-count="4" meta:word-count="6" meta:character-count="58" meta:non-whitespace-character-count="53"/>
  </office:meta>
</office:document-meta>
</file>